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446" officeooo:paragraph-rsid="000d8446"/>
    </style:style>
    <style:style style:name="P2" style:family="paragraph" style:parent-style-name="Standard">
      <style:paragraph-properties fo:text-align="center" style:justify-single-word="false"/>
      <style:text-properties officeooo:rsid="000d8446" officeooo:paragraph-rsid="000d8446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792e" officeooo:paragraph-rsid="0015792e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792e" officeooo:paragraph-rsid="0011c4b8" fo:background-color="transparen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9e7a" officeooo:paragraph-rsid="00179e7a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9e7a" officeooo:paragraph-rsid="00293b4c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9e7a" officeooo:paragraph-rsid="002bf7aa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1f22" officeooo:paragraph-rsid="00191f22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2d1f" officeooo:paragraph-rsid="00192d1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c87a" officeooo:paragraph-rsid="0019c87a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bfb90" officeooo:paragraph-rsid="002bfb90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5792e" officeooo:paragraph-rsid="0015792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0d8446" officeooo:paragraph-rsid="000eaa4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10dcee" officeooo:paragraph-rsid="0010dce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10dcee" officeooo:paragraph-rsid="0010dcee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11bbac" officeooo:paragraph-rsid="0011bbac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191f22" officeooo:paragraph-rsid="00191f22" fo:background-color="transparen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191f22" officeooo:paragraph-rsid="002bfb90" fo:background-color="transparen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1d10e3" officeooo:paragraph-rsid="001fc5b1" fo:background-color="transparent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2bfb90" officeooo:paragraph-rsid="002bfb90" fo:background-color="transparent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rsid="00192d1f" officeooo:paragraph-rsid="002d2127" fo:background-color="transparent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bold" officeooo:rsid="002d2127" officeooo:paragraph-rsid="002d2127" fo:background-color="transparent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0eaa4c" officeooo:paragraph-rsid="000eaa4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13d0cf" officeooo:paragraph-rsid="0011c4b8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15792e" officeooo:paragraph-rsid="0015792e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15792e" officeooo:paragraph-rsid="0015e7ec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15792e" officeooo:paragraph-rsid="00272497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15792e" officeooo:paragraph-rsid="00293b4c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15792e" officeooo:paragraph-rsid="002bf7aa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15e7ec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179e7a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191f22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22b3f6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281e91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266967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272497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179e7a" officeooo:paragraph-rsid="00179e7a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179e7a" officeooo:paragraph-rsid="0028ab36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normal" officeooo:rsid="00179e7a" officeooo:paragraph-rsid="00293b4c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normal" officeooo:rsid="00179e7a" officeooo:paragraph-rsid="002bf7aa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179e7a" officeooo:paragraph-rsid="002bfb90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underline-style="none" fo:font-weight="normal" officeooo:rsid="001bbef7" officeooo:paragraph-rsid="001bbef7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underline-style="none" fo:font-weight="normal" officeooo:rsid="001bbef7" officeooo:paragraph-rsid="002e6ff0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normal" officeooo:rsid="0011c4b8" officeooo:paragraph-rsid="0011c4b8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normal" officeooo:rsid="00191f22" officeooo:paragraph-rsid="00191f22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normal" officeooo:rsid="00192d1f" officeooo:paragraph-rsid="00192d1f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normal" officeooo:rsid="00192d1f" officeooo:paragraph-rsid="0019c87a" fo:background-color="transparent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normal" officeooo:rsid="00192d1f" officeooo:paragraph-rsid="00304c27" fo:background-color="transparen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normal" officeooo:rsid="0021b341" officeooo:paragraph-rsid="0021b341" fo:background-color="transparent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21b341" officeooo:paragraph-rsid="0022b3f6" fo:background-color="transparent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22b3f6" officeooo:paragraph-rsid="0022b3f6" fo:background-color="transparent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normal" officeooo:rsid="0022b3f6" officeooo:paragraph-rsid="00272497" fo:background-color="transparent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normal" officeooo:rsid="0022b3f6" officeooo:paragraph-rsid="00281e91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normal" officeooo:rsid="00266967" officeooo:paragraph-rsid="00266967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underline-style="none" fo:font-weight="normal" officeooo:rsid="0028ab36" officeooo:paragraph-rsid="0028ab36" fo:background-color="transparent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underline-style="none" fo:font-weight="normal" officeooo:rsid="0028ab36" officeooo:paragraph-rsid="00293b4c" fo:background-color="transparent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underline-style="none" fo:font-weight="normal" officeooo:rsid="0028ab36" officeooo:paragraph-rsid="002bf7aa" fo:background-color="transparent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underline-style="none" fo:font-weight="normal" officeooo:rsid="00293b4c" officeooo:paragraph-rsid="00293b4c" fo:background-color="transparent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underline-style="none" fo:font-weight="normal" officeooo:rsid="00293b4c" officeooo:paragraph-rsid="002bf7aa" fo:background-color="transparent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underline-style="none" fo:font-weight="normal" officeooo:rsid="002a3daa" officeooo:paragraph-rsid="002a3daa" fo:background-color="transparent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text-underline-style="none" fo:font-weight="normal" officeooo:rsid="002a3daa" officeooo:paragraph-rsid="002bf7aa" fo:background-color="transparent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underline-style="none" fo:font-weight="normal" officeooo:rsid="002e6ff0" officeooo:paragraph-rsid="002e6ff0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normal" officeooo:rsid="002e6ff0" officeooo:paragraph-rsid="00304c27" fo:background-color="transparent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text-underline-style="none" fo:font-weight="normal" officeooo:rsid="0031d192" officeooo:paragraph-rsid="0031d192" fo:background-color="transparent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text-underline-style="none" fo:font-weight="normal" officeooo:rsid="0031d192" officeooo:paragraph-rsid="00335178" fo:background-color="transparen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underline-style="none" fo:font-weight="normal" officeooo:rsid="0031d192" officeooo:paragraph-rsid="00337f89" fo:background-color="transparent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underline-style="none" fo:font-weight="normal" officeooo:rsid="00335178" officeooo:paragraph-rsid="00335178" fo:background-color="transparent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underline-style="none" fo:font-weight="normal" officeooo:rsid="00337f89" officeooo:paragraph-rsid="00337f89" fo:background-color="transparent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underline-style="none" fo:font-weight="normal" officeooo:rsid="003628f7" officeooo:paragraph-rsid="003628f7" fo:background-color="transparent" style:font-weight-asian="normal" style:font-weight-complex="normal"/>
    </style:style>
    <style:style style:name="P70" style:family="paragraph" style:parent-style-name="Standard">
      <style:text-properties fo:font-size="11pt" officeooo:rsid="000d8446" officeooo:paragraph-rsid="000d8446" style:font-size-asian="11pt" style:font-size-complex="11pt"/>
    </style:style>
    <style:style style:name="P7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1bbac" officeooo:paragraph-rsid="0011bbac" fo:background-color="transparent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5e7ec" officeooo:paragraph-rsid="0015e7ec" fo:background-color="transparent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79e7a" officeooo:paragraph-rsid="00179e7a" fo:background-color="transparent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5e7ec" officeooo:paragraph-rsid="0015e7ec" fo:background-color="transparent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justify" style:justify-single-word="false"/>
      <style:text-properties officeooo:paragraph-rsid="0034ed65"/>
    </style:style>
    <style:style style:name="P76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281e91" officeooo:paragraph-rsid="00281e91" fo:background-color="transparent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92d1f" officeooo:paragraph-rsid="002d2127" fo:background-color="transparent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text-position="0% 100%" style:font-name="DejaVu Sans Mono" fo:font-size="11.3000001907349pt" style:text-underline-style="none" fo:font-weight="normal" officeooo:rsid="002e6ff0" officeooo:paragraph-rsid="0031d192" fo:background-color="transparent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style:text-position="0% 100%" style:font-name="DejaVu Sans Mono" fo:font-size="11.3000001907349pt" style:text-underline-style="none" fo:font-weight="normal" officeooo:rsid="002e6ff0" officeooo:paragraph-rsid="00304c27" fo:background-color="transparent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808080" style:font-name="DejaVu Sans Mono" fo:font-size="11.3000001907349pt" fo:font-style="italic" officeooo:paragraph-rsid="00192d1f"/>
    </style:style>
    <style:style style:name="P81" style:family="paragraph" style:parent-style-name="Standard">
      <style:paragraph-properties fo:text-align="justify" style:justify-single-word="false"/>
      <style:text-properties fo:color="#808080" style:font-name="DejaVu Sans Mono" fo:font-size="11.3000001907349pt" fo:font-style="italic" officeooo:paragraph-rsid="00304c27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2e6ff0" officeooo:paragraph-rsid="002e6ff0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2e6ff0" officeooo:paragraph-rsid="00304c27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304c27"/>
    </style:style>
    <style:style style:name="P86" style:family="paragraph" style:parent-style-name="Text_20_body">
      <style:paragraph-properties fo:margin-top="0cm" fo:margin-bottom="0cm" loext:contextual-spacing="false"/>
    </style:style>
    <style:style style:name="P87" style:family="paragraph" style:parent-style-name="Preformatted_20_Text">
      <style:paragraph-properties fo:text-align="justify" style:justify-single-word="false"/>
      <style:text-properties fo:color="#808080" style:font-name="DejaVu Sans Mono" fo:font-size="11.3000001907349pt" fo:font-style="italic" style:text-underline-style="none" fo:font-weight="normal" officeooo:rsid="00192d1f" officeooo:paragraph-rsid="002e6ff0" fo:background-color="transparent" style:font-weight-asian="normal" style:font-weight-complex="normal"/>
    </style:style>
    <style:style style:name="P88" style:family="paragraph" style:parent-style-name="Preformatted_20_Text">
      <style:paragraph-properties fo:text-align="justify" style:justify-single-word="false"/>
      <style:text-properties fo:color="#808080" style:font-name="DejaVu Sans Mono" fo:font-size="11.3000001907349pt" fo:font-style="italic" style:text-underline-style="none" fo:font-weight="normal" officeooo:rsid="00192d1f" officeooo:paragraph-rsid="00304c27" fo:background-color="transparent" style:font-weight-asian="normal" style:font-weight-complex="normal"/>
    </style:style>
    <style:style style:name="P8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1.3000001907349pt" style:text-underline-style="none" fo:font-weight="normal" officeooo:rsid="002e6ff0" officeooo:paragraph-rsid="002e6ff0" fo:background-color="transparent" style:font-weight-asian="normal" style:font-weight-complex="normal"/>
    </style:style>
    <style:style style:name="P90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1.3000001907349pt" style:text-underline-style="none" fo:font-weight="normal" officeooo:rsid="002e6ff0" officeooo:paragraph-rsid="00304c27" fo:background-color="transparent" style:font-weight-asian="normal" style:font-weight-complex="normal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2e6ff0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304c27"/>
    </style:style>
    <style:style style:name="P93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d10e3" officeooo:paragraph-rsid="001d10e3" fo:background-color="transparent" style:font-weight-asian="normal" style:font-weight-complex="normal"/>
    </style:style>
    <style:style style:name="P94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d8c91" officeooo:paragraph-rsid="001d8c91" fo:background-color="transparent" style:font-weight-asian="normal" style:font-weight-complex="normal"/>
    </style:style>
    <style:style style:name="P95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1c4b8" officeooo:paragraph-rsid="0011c4b8" fo:background-color="transparent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text-underline-style="none" fo:font-weight="normal" officeooo:rsid="0011c4b8" officeooo:paragraph-rsid="0011c4b8" fo:background-color="transparent" style:font-weight-asian="normal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5e7ec" officeooo:paragraph-rsid="0022b3f6" fo:background-color="transparent" style:font-weight-asian="normal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5e7ec" officeooo:paragraph-rsid="00231acc" fo:background-color="transparent" style:font-weight-asian="normal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5e7ec" officeooo:paragraph-rsid="00281e91" fo:background-color="transparent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191f22" fo:background-color="transparent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192d1f" fo:background-color="transparent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text-underline-style="none" fo:font-weight="normal" officeooo:rsid="0015e7ec" officeooo:paragraph-rsid="00384484" fo:background-color="transparent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text-underline-style="none" fo:font-weight="normal" officeooo:rsid="002bfb90" officeooo:paragraph-rsid="002bfb90" fo:background-color="transparent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text-underline-style="none" fo:font-weight="normal" officeooo:rsid="003628f7" officeooo:paragraph-rsid="003628f7" fo:background-color="transparent" style:font-weight-asian="normal" style:font-weight-complex="normal"/>
    </style:style>
    <style:style style:name="P105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337f89" officeooo:paragraph-rsid="00337f89" fo:background-color="transparent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text-underline-style="none" fo:font-weight="normal" officeooo:rsid="00337f89" officeooo:paragraph-rsid="0031d192" fo:background-color="transparent" style:font-weight-asian="normal" style:font-weight-complex="normal"/>
    </style:style>
    <style:style style:name="P10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31d192" officeooo:paragraph-rsid="00337f89" fo:background-color="transparent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text-underline-style="none" fo:font-weight="normal" officeooo:rsid="0034ed65" officeooo:paragraph-rsid="0034ed65" fo:background-color="transparent" style:font-weight-asian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text-underline-style="none" fo:font-weight="normal" officeooo:rsid="003989a0" officeooo:paragraph-rsid="003989a0" fo:background-color="transparent" style:font-weight-asian="normal" style:font-weight-complex="normal"/>
    </style:style>
    <style:style style:name="P110" style:family="paragraph" style:parent-style-name="Standard" style:list-style-name="L1">
      <style:paragraph-properties fo:text-align="justify" style:justify-single-word="false"/>
      <style:text-properties style:text-underline-style="none" fo:font-weight="bold" officeooo:rsid="0011c4b8" officeooo:paragraph-rsid="0011c4b8" fo:background-color="transparent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text-underline-style="none" fo:font-weight="bold" officeooo:rsid="0010dcee" officeooo:paragraph-rsid="0010dcee" fo:background-color="transparent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281e91" officeooo:paragraph-rsid="00281e91" fo:background-color="transparent" style:font-weight-asian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3989a0" officeooo:paragraph-rsid="003989a0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07e" style:font-weight-asian="normal" style:font-weight-complex="normal"/>
    </style:style>
    <style:style style:name="T3" style:family="text">
      <style:text-properties fo:font-weight="normal" officeooo:rsid="000eaa4c" style:font-weight-asian="normal" style:font-weight-complex="normal"/>
    </style:style>
    <style:style style:name="T4" style:family="text">
      <style:text-properties fo:font-weight="normal" officeooo:rsid="000f2d4f" style:font-weight-asian="normal" style:font-weight-complex="normal"/>
    </style:style>
    <style:style style:name="T5" style:family="text">
      <style:text-properties fo:font-weight="normal" officeooo:rsid="0011bbac" style:font-weight-asian="normal" style:font-weight-complex="normal"/>
    </style:style>
    <style:style style:name="T6" style:family="text">
      <style:text-properties fo:font-weight="normal" officeooo:rsid="0011c4b8" style:font-weight-asian="normal" style:font-weight-complex="normal"/>
    </style:style>
    <style:style style:name="T7" style:family="text">
      <style:text-properties fo:font-weight="normal" officeooo:rsid="00132be5" style:font-weight-asian="normal" style:font-weight-complex="normal"/>
    </style:style>
    <style:style style:name="T8" style:family="text">
      <style:text-properties fo:font-weight="normal" officeooo:rsid="0013d0cf" style:font-weight-asian="normal" style:font-weight-complex="normal"/>
    </style:style>
    <style:style style:name="T9" style:family="text">
      <style:text-properties fo:font-weight="normal" officeooo:rsid="0015e7ec" style:font-weight-asian="normal" style:font-weight-complex="normal"/>
    </style:style>
    <style:style style:name="T10" style:family="text">
      <style:text-properties fo:font-weight="normal" officeooo:rsid="0021b341" style:font-weight-asian="normal" style:font-weight-complex="normal"/>
    </style:style>
    <style:style style:name="T11" style:family="text">
      <style:text-properties fo:font-weight="normal" officeooo:rsid="00281e91" style:font-weight-asian="normal" style:font-weight-complex="normal"/>
    </style:style>
    <style:style style:name="T12" style:family="text">
      <style:text-properties fo:font-weight="normal" officeooo:rsid="002bfb90" style:font-weight-asian="normal" style:font-weight-complex="normal"/>
    </style:style>
    <style:style style:name="T13" style:family="text">
      <style:text-properties fo:font-weight="normal" officeooo:rsid="0028ab36" style:font-weight-asian="normal" style:font-weight-complex="normal"/>
    </style:style>
    <style:style style:name="T14" style:family="text">
      <style:text-properties fo:font-weight="normal" officeooo:rsid="002d2127" style:font-weight-asian="normal" style:font-weight-complex="normal"/>
    </style:style>
    <style:style style:name="T15" style:family="text">
      <style:text-properties fo:font-weight="normal" officeooo:rsid="00383472" style:font-weight-asian="normal" style:font-weight-complex="normal"/>
    </style:style>
    <style:style style:name="T16" style:family="text">
      <style:text-properties fo:font-weight="normal" officeooo:rsid="003978cb" style:font-weight-asian="normal" style:font-weight-complex="normal"/>
    </style:style>
    <style:style style:name="T17" style:family="text">
      <style:text-properties officeooo:rsid="000eaa4c"/>
    </style:style>
    <style:style style:name="T18" style:family="text">
      <style:text-properties officeooo:rsid="0015e7ec"/>
    </style:style>
    <style:style style:name="T19" style:family="text">
      <style:text-properties officeooo:rsid="00179e7a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00080" officeooo:rsid="002e2d27"/>
    </style:style>
    <style:style style:name="T22" style:family="text">
      <style:text-properties fo:color="#0000ff"/>
    </style:style>
    <style:style style:name="T23" style:family="text">
      <style:text-properties fo:color="#0000ff" officeooo:rsid="002e2d27"/>
    </style:style>
    <style:style style:name="T24" style:family="text">
      <style:text-properties officeooo:rsid="001bbef7"/>
    </style:style>
    <style:style style:name="T25" style:family="text">
      <style:text-properties officeooo:rsid="001d10e3"/>
    </style:style>
    <style:style style:name="T26" style:family="text">
      <style:text-properties officeooo:rsid="001fc5b1"/>
    </style:style>
    <style:style style:name="T27" style:family="text">
      <style:text-properties officeooo:rsid="0021b341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021b341"/>
    </style:style>
    <style:style style:name="T30" style:family="text">
      <style:text-properties style:text-position="sub 58%" fo:font-size="15pt" officeooo:rsid="0021b341" style:font-size-asian="15pt" style:font-size-complex="15pt"/>
    </style:style>
    <style:style style:name="T31" style:family="text">
      <style:text-properties style:text-position="sub 58%" officeooo:rsid="0028ab36"/>
    </style:style>
    <style:style style:name="T32" style:family="text">
      <style:text-properties style:text-position="sub 58%" style:font-name="Liberation Serif" style:font-name-asian="Noto Sans CJK SC Regular" style:font-name-complex="FreeSans"/>
    </style:style>
    <style:style style:name="T33" style:family="text">
      <style:text-properties style:text-position="sub 58%" style:font-name="Liberation Serif" officeooo:rsid="0028ab36" style:font-name-asian="Noto Sans CJK SC Regular" style:font-name-complex="FreeSans"/>
    </style:style>
    <style:style style:name="T34" style:family="text">
      <style:text-properties style:text-position="sub 58%" style:font-name="Liberation Serif" officeooo:rsid="00293b4c" style:font-name-asian="Noto Sans CJK SC Regular" style:font-name-complex="FreeSans"/>
    </style:style>
    <style:style style:name="T35" style:family="text">
      <style:text-properties style:text-position="sub 58%" style:font-name="Liberation Serif" officeooo:rsid="002a3daa" style:font-name-asian="Noto Sans CJK SC Regular" style:font-name-complex="FreeSans"/>
    </style:style>
    <style:style style:name="T36" style:family="text">
      <style:text-properties style:text-position="sub 58%" style:font-name="Liberation Serif" officeooo:rsid="002bf7aa" style:font-name-asian="Noto Sans CJK SC Regular" style:font-name-complex="FreeSans"/>
    </style:style>
    <style:style style:name="T37" style:family="text">
      <style:text-properties style:text-position="sub 58%" style:font-name="Liberation Serif" officeooo:rsid="002bfb90" style:font-name-asian="Noto Sans CJK SC Regular" style:font-name-complex="FreeSans"/>
    </style:style>
    <style:style style:name="T38" style:family="text">
      <style:text-properties style:text-position="sub 58%" style:font-name="Liberation Serif" fo:font-weight="normal" officeooo:rsid="00293b4c" style:font-name-asian="Noto Sans CJK SC Regular" style:font-weight-asian="normal" style:font-name-complex="FreeSans" style:font-weight-complex="normal"/>
    </style:style>
    <style:style style:name="T39" style:family="text">
      <style:text-properties style:text-position="sub 58%" style:font-name="Liberation Serif" fo:font-weight="normal" officeooo:rsid="002a3daa" style:font-name-asian="Noto Sans CJK SC Regular" style:font-weight-asian="normal" style:font-name-complex="FreeSans" style:font-weight-complex="normal"/>
    </style:style>
    <style:style style:name="T40" style:family="text">
      <style:text-properties style:text-position="sub 58%" officeooo:rsid="00293b4c"/>
    </style:style>
    <style:style style:name="T41" style:family="text">
      <style:text-properties style:text-position="sub 58%" officeooo:rsid="002a3daa"/>
    </style:style>
    <style:style style:name="T42" style:family="text">
      <style:text-properties style:text-position="sub 58%" officeooo:rsid="002bf7aa"/>
    </style:style>
    <style:style style:name="T43" style:family="text">
      <style:text-properties style:text-position="sub 58%" officeooo:rsid="002bfb90"/>
    </style:style>
    <style:style style:name="T44" style:family="text">
      <style:text-properties style:text-position="sub 58%" fo:font-weight="normal" style:font-weight-asian="normal" style:font-weight-complex="normal"/>
    </style:style>
    <style:style style:name="T45" style:family="text">
      <style:text-properties style:text-position="sub 58%" fo:font-weight="normal" officeooo:rsid="002bfb90" style:font-weight-asian="normal" style:font-weight-complex="normal"/>
    </style:style>
    <style:style style:name="T46" style:family="text">
      <style:text-properties style:text-position="sub 58%" fo:font-weight="normal" officeooo:rsid="0028ab36" style:font-weight-asian="normal" style:font-weight-complex="normal"/>
    </style:style>
    <style:style style:name="T47" style:family="text">
      <style:text-properties style:text-position="sub 58%" fo:font-weight="normal" officeooo:rsid="002a3daa" style:font-weight-asian="normal" style:font-weight-complex="normal"/>
    </style:style>
    <style:style style:name="T48" style:family="text">
      <style:text-properties style:text-position="sub 58%" officeooo:rsid="002e2d27"/>
    </style:style>
    <style:style style:name="T49" style:family="text">
      <style:text-properties style:text-position="sub 58%" officeooo:rsid="002e6ff0"/>
    </style:style>
    <style:style style:name="T50" style:family="text">
      <style:text-properties style:text-position="sub 58%" style:text-underline-style="none" fo:font-weight="normal" officeooo:rsid="002e2d27" fo:background-color="transparent" loext:char-shading-value="0" style:font-weight-asian="normal" style:font-weight-complex="normal"/>
    </style:style>
    <style:style style:name="T51" style:family="text">
      <style:text-properties style:text-position="sub 58%" officeooo:rsid="00304c27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21b341"/>
    </style:style>
    <style:style style:name="T54" style:family="text">
      <style:text-properties style:text-position="0% 100%" officeooo:rsid="0028ab36"/>
    </style:style>
    <style:style style:name="T55" style:family="text">
      <style:text-properties style:text-position="0% 100%" style:font-name="Liberation Serif1" style:font-name-asian="Liberation Serif1" style:font-name-complex="Liberation Serif1"/>
    </style:style>
    <style:style style:name="T56" style:family="text">
      <style:text-properties style:text-position="0% 100%" style:font-name="Liberation Serif1" officeooo:rsid="0028ab36" style:font-name-asian="Liberation Serif1" style:font-name-complex="Liberation Serif1"/>
    </style:style>
    <style:style style:name="T57" style:family="text">
      <style:text-properties style:text-position="0% 100%" style:font-name="Liberation Serif1" fo:font-weight="normal" officeooo:rsid="0028ab36" style:font-name-asian="Liberation Serif1" style:font-weight-asian="normal" style:font-name-complex="Liberation Serif1" style:font-weight-complex="normal"/>
    </style:style>
    <style:style style:name="T58" style:family="text">
      <style:text-properties style:text-position="0% 100%" style:font-name="Liberation Serif" style:font-name-asian="Noto Sans CJK SC Regular" style:font-name-complex="FreeSans"/>
    </style:style>
    <style:style style:name="T59" style:family="text">
      <style:text-properties style:text-position="0% 100%" style:font-name="Liberation Serif" officeooo:rsid="0028ab36" style:font-name-asian="Noto Sans CJK SC Regular" style:font-name-complex="FreeSans"/>
    </style:style>
    <style:style style:name="T60" style:family="text">
      <style:text-properties style:text-position="0% 100%" style:font-name="Liberation Serif" officeooo:rsid="00179e7a" style:font-name-asian="Noto Sans CJK SC Regular" style:font-name-complex="FreeSans"/>
    </style:style>
    <style:style style:name="T61" style:family="text">
      <style:text-properties style:text-position="0% 100%" style:font-name="Liberation Serif" officeooo:rsid="00293b4c" style:font-name-asian="Noto Sans CJK SC Regular" style:font-name-complex="FreeSans"/>
    </style:style>
    <style:style style:name="T62" style:family="text">
      <style:text-properties style:text-position="0% 100%" style:font-name="Liberation Serif" officeooo:rsid="002bf7aa" style:font-name-asian="Noto Sans CJK SC Regular" style:font-name-complex="FreeSans"/>
    </style:style>
    <style:style style:name="T63" style:family="text">
      <style:text-properties style:text-position="0% 100%" style:font-name="Liberation Serif" officeooo:rsid="002bfb90" style:font-name-asian="Noto Sans CJK SC Regular" style:font-name-complex="FreeSans"/>
    </style:style>
    <style:style style:name="T64" style:family="text">
      <style:text-properties style:text-position="0% 100%" style:font-name="Liberation Serif" fo:font-weight="normal" officeooo:rsid="0028ab36" style:font-name-asian="Noto Sans CJK SC Regular" style:font-weight-asian="normal" style:font-name-complex="FreeSans" style:font-weight-complex="normal"/>
    </style:style>
    <style:style style:name="T65" style:family="text">
      <style:text-properties style:text-position="0% 100%" style:font-name="Liberation Serif" fo:font-weight="normal" officeooo:rsid="00293b4c" style:font-name-asian="Noto Sans CJK SC Regular" style:font-weight-asian="normal" style:font-name-complex="FreeSans" style:font-weight-complex="normal"/>
    </style:style>
    <style:style style:name="T66" style:family="text">
      <style:text-properties style:text-position="0% 100%" officeooo:rsid="00179e7a"/>
    </style:style>
    <style:style style:name="T67" style:family="text">
      <style:text-properties style:text-position="0% 100%" officeooo:rsid="00293b4c"/>
    </style:style>
    <style:style style:name="T68" style:family="text">
      <style:text-properties style:text-position="0% 100%" officeooo:rsid="002bf7aa"/>
    </style:style>
    <style:style style:name="T69" style:family="text">
      <style:text-properties style:text-position="0% 100%" fo:font-weight="normal" style:font-weight-asian="normal" style:font-weight-complex="normal"/>
    </style:style>
    <style:style style:name="T70" style:family="text">
      <style:text-properties style:text-position="0% 100%" fo:font-weight="normal" officeooo:rsid="002bfb90" style:font-weight-asian="normal" style:font-weight-complex="normal"/>
    </style:style>
    <style:style style:name="T71" style:family="text">
      <style:text-properties style:text-position="0% 100%" fo:font-weight="normal" officeooo:rsid="00179e7a" style:font-weight-asian="normal" style:font-weight-complex="normal"/>
    </style:style>
    <style:style style:name="T72" style:family="text">
      <style:text-properties style:text-position="0% 100%" fo:font-weight="normal" officeooo:rsid="0028ab36" style:font-weight-asian="normal" style:font-weight-complex="normal"/>
    </style:style>
    <style:style style:name="T73" style:family="text">
      <style:text-properties style:text-position="0% 100%" fo:font-weight="normal" officeooo:rsid="00293b4c" style:font-weight-asian="normal" style:font-weight-complex="normal"/>
    </style:style>
    <style:style style:name="T74" style:family="text">
      <style:text-properties style:text-position="0% 100%" fo:font-weight="normal" officeooo:rsid="002bf7aa" style:font-weight-asian="normal" style:font-weight-complex="normal"/>
    </style:style>
    <style:style style:name="T75" style:family="text">
      <style:text-properties style:text-position="0% 100%" officeooo:rsid="00384484"/>
    </style:style>
    <style:style style:name="T76" style:family="text">
      <style:text-properties fo:font-size="15pt" officeooo:rsid="0015e7ec" style:font-size-asian="15pt" style:font-size-complex="15pt"/>
    </style:style>
    <style:style style:name="T77" style:family="text">
      <style:text-properties style:text-underline-style="none" fo:font-weight="normal" officeooo:rsid="002e6ff0" fo:background-color="transparent" loext:char-shading-value="0" style:font-weight-asian="normal" style:font-weight-complex="normal"/>
    </style:style>
    <style:style style:name="T78" style:family="text">
      <style:text-properties style:text-underline-style="none" fo:font-weight="normal" officeooo:rsid="002e2d27" fo:background-color="transparent" loext:char-shading-value="0" style:font-weight-asian="normal" style:font-weight-complex="normal"/>
    </style:style>
    <style:style style:name="T79" style:family="text">
      <style:text-properties style:text-underline-style="none" fo:font-weight="normal" style:font-weight-asian="normal" style:font-weight-complex="normal"/>
    </style:style>
    <style:style style:name="T80" style:family="text">
      <style:text-properties officeooo:rsid="00221fdc"/>
    </style:style>
    <style:style style:name="T81" style:family="text">
      <style:text-properties officeooo:rsid="0022b3f6"/>
    </style:style>
    <style:style style:name="T82" style:family="text">
      <style:text-properties officeooo:rsid="00231acc"/>
    </style:style>
    <style:style style:name="T83" style:family="text">
      <style:text-properties officeooo:rsid="0024cf47"/>
    </style:style>
    <style:style style:name="T84" style:family="text">
      <style:text-properties officeooo:rsid="0025a4b8"/>
    </style:style>
    <style:style style:name="T85" style:family="text">
      <style:text-properties officeooo:rsid="00272497"/>
    </style:style>
    <style:style style:name="T86" style:family="text">
      <style:text-properties officeooo:rsid="00281e91"/>
    </style:style>
    <style:style style:name="T87" style:family="text">
      <style:text-properties officeooo:rsid="0028ab36"/>
    </style:style>
    <style:style style:name="T88" style:family="text">
      <style:text-properties style:font-name="Liberation Serif1" officeooo:rsid="0028ab36" style:font-name-asian="Liberation Serif1" style:font-name-complex="Liberation Serif1"/>
    </style:style>
    <style:style style:name="T89" style:family="text">
      <style:text-properties style:font-name="Liberation Serif" officeooo:rsid="0028ab36" style:font-name-asian="Noto Sans CJK SC Regular" style:font-name-complex="FreeSans"/>
    </style:style>
    <style:style style:name="T90" style:family="text">
      <style:text-properties style:font-name="Liberation Serif" officeooo:rsid="00293b4c" style:font-name-asian="Noto Sans CJK SC Regular" style:font-name-complex="FreeSans"/>
    </style:style>
    <style:style style:name="T91" style:family="text">
      <style:text-properties style:font-name="Liberation Serif" officeooo:rsid="0015e7ec" style:font-name-asian="Noto Sans CJK SC Regular" style:font-name-complex="FreeSans"/>
    </style:style>
    <style:style style:name="T92" style:family="text">
      <style:text-properties style:font-name="Liberation Serif" officeooo:rsid="002a3daa" style:font-name-asian="Noto Sans CJK SC Regular" style:font-name-complex="FreeSans"/>
    </style:style>
    <style:style style:name="T93" style:family="text">
      <style:text-properties style:font-name="Liberation Serif" officeooo:rsid="002bf7aa" style:font-name-asian="Noto Sans CJK SC Regular" style:font-name-complex="FreeSans"/>
    </style:style>
    <style:style style:name="T94" style:family="text">
      <style:text-properties style:font-name="Liberation Serif" officeooo:rsid="002bfb90" style:font-name-asian="Noto Sans CJK SC Regular" style:font-name-complex="FreeSans"/>
    </style:style>
    <style:style style:name="T95" style:family="text">
      <style:text-properties style:font-name="Liberation Serif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96" style:family="text">
      <style:text-properties style:font-name="Liberation Serif" fo:font-size="14pt" fo:font-weight="bold" officeooo:rsid="0034ed65" style:font-name-asian="Noto Sans CJK SC Regular" style:font-size-asian="14pt" style:font-weight-asian="bold" style:font-name-complex="FreeSans" style:font-size-complex="14pt" style:font-weight-complex="bold"/>
    </style:style>
    <style:style style:name="T97" style:family="text">
      <style:text-properties officeooo:rsid="00293b4c"/>
    </style:style>
    <style:style style:name="T98" style:family="text">
      <style:text-properties officeooo:rsid="002bf7aa"/>
    </style:style>
    <style:style style:name="T99" style:family="text">
      <style:text-properties fo:font-style="italic"/>
    </style:style>
    <style:style style:name="T100" style:family="text">
      <style:text-properties fo:font-style="italic" officeooo:rsid="002e2d27" style:font-style-asian="italic" style:font-style-complex="italic"/>
    </style:style>
    <style:style style:name="T101" style:family="text">
      <style:text-properties fo:font-style="italic" officeooo:rsid="002e6ff0" style:font-style-asian="italic" style:font-style-complex="italic"/>
    </style:style>
    <style:style style:name="T1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officeooo:rsid="002e2d27"/>
    </style:style>
    <style:style style:name="T104" style:family="text">
      <style:text-properties officeooo:rsid="002e6ff0"/>
    </style:style>
    <style:style style:name="T105" style:family="text">
      <style:text-properties fo:color="#000000" style:font-name="DejaVu Sans Mono" fo:font-size="11.3000001907349pt" officeooo:rsid="002e2d27"/>
    </style:style>
    <style:style style:name="T106" style:family="text">
      <style:text-properties fo:color="#000000" style:text-position="sub 58%" style:font-name="DejaVu Sans Mono" fo:font-size="11.3000001907349pt"/>
    </style:style>
    <style:style style:name="T107" style:family="text">
      <style:text-properties fo:color="#000000" style:text-position="sub 58%" style:font-name="DejaVu Sans Mono" fo:font-size="11.3000001907349pt" officeooo:rsid="002e2d27"/>
    </style:style>
    <style:style style:name="T108" style:family="text">
      <style:text-properties fo:color="#000000" style:text-position="0% 100%" style:font-name="DejaVu Sans Mono" fo:font-size="11.3000001907349pt"/>
    </style:style>
    <style:style style:name="T109" style:family="text">
      <style:text-properties fo:color="#000000" style:text-position="0% 100%" style:font-name="DejaVu Sans Mono" fo:font-size="11.3000001907349pt" officeooo:rsid="002e2d27"/>
    </style:style>
    <style:style style:name="T110" style:family="text">
      <style:text-properties fo:color="#000000" style:text-position="0% 100%" style:font-name="DejaVu Sans Mono" fo:font-size="11.3000001907349pt" officeooo:rsid="00304c27"/>
    </style:style>
    <style:style style:name="T111" style:family="text">
      <style:text-properties officeooo:rsid="00192d1f"/>
    </style:style>
    <style:style style:name="T112" style:family="text">
      <style:text-properties officeooo:rsid="00304c27"/>
    </style:style>
    <style:style style:name="T113" style:family="text">
      <style:text-properties officeooo:rsid="0031d192"/>
    </style:style>
    <style:style style:name="T114" style:family="text">
      <style:text-properties officeooo:rsid="00335178"/>
    </style:style>
    <style:style style:name="T115" style:family="text">
      <style:text-properties officeooo:rsid="00337f89"/>
    </style:style>
    <style:style style:name="T116" style:family="text">
      <style:text-properties officeooo:rsid="0034ed65"/>
    </style:style>
    <style:style style:name="T117" style:family="text">
      <style:text-properties officeooo:rsid="0037a408"/>
    </style:style>
    <style:style style:name="T118" style:family="text">
      <style:text-properties officeooo:rsid="00384484"/>
    </style:style>
    <style:style style:name="T119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../cite/sources/delete%3Fids=268963955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../../cite/sources/delete%3Fids=268964206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E 515 Multimedia and Web Databases</text:p>
      <text:p text:style-name="P2">Phase #1</text:p>
      <text:p text:style-name="P2"/>
      <text:p text:style-name="P2"><text:span text:style-name="T17">ANALYSIS</text:span> <text:span text:style-name="T17">OF</text:span> <text:span text:style-name="T17">TEXT</text:span> <text:span text:style-name="T17">DATA</text:span> <text:span text:style-name="T17">USING DIFFERENT VECTOR MODELS</text:span></text:p>
      <text:p text:style-name="P1"/>
      <text:p text:style-name="P70">Ninad Jadhav, Pranav Deshpande, Achutha Sreenivasa Bharadwaj, Arun Srivasta, Suraj Shah, Kushal Bhatt</text:p>
      <text:p text:style-name="P1"/>
      <text:p text:style-name="P13">Abstract: <text:span text:style-name="T1">The phase 1 of the project aims <text:s/></text:span><text:span text:style-name="T2">at </text:span><text:span text:style-name="T1">experimenting with different vector models to gain an initial understanding about analysis of massive multimedia database. A text database </text:span><text:span text:style-name="T2">obtained from movie information website</text:span><text:span text:style-name="T3">s</text:span><text:span text:style-name="T2"> ‘MovieLens’ </text:span><text:span text:style-name="T3">&amp;</text:span><text:span text:style-name="T2"> ‘IMDB’ is used for analytical purpose. Tasks involve generating vectors for multiple database objects like actors, genres, users </text:span><text:span text:style-name="T5">and differentiating two genre vectors</text:span><text:span text:style-name="T2">. </text:span><text:span text:style-name="T4">P</text:span><text:span text:style-name="T3">ython and mysql environment is used for computing the results.</text:span></text:p>
      <text:p text:style-name="P23"/>
      <text:p text:style-name="P14"><text:span text:style-name="T17">K</text:span>eywords: </text:p>
      <text:p text:style-name="P111"><text:tab/><text:span text:style-name="T16">Manhattan distance, <text:s/>normalization</text:span></text:p>
      <text:p text:style-name="P15"/>
      <text:p text:style-name="P15"/>
      <text:p text:style-name="P15"/>
      <text:p text:style-name="P71">1. INTRODUCTION:</text:p>
      <text:p text:style-name="P16"/>
      <text:p text:style-name="P16">TERMINOLOGY:</text:p>
      <text:p text:style-name="P16"/>
      <text:p text:style-name="P36"><text:span text:style-name="T82">tag_wt</text:span> <text:s text:c="2"/><text:span text:style-name="T118">= weight of the tags</text:span></text:p>
      <text:p text:style-name="P36"><text:span text:style-name="T118">rank_wt</text:span> <text:span text:style-name="T118">= <text:s/>weight assigned to actor rank</text:span></text:p>
      <text:p text:style-name="P27"><text:span text:style-name="T18">t</text:span><text:span text:style-name="T30">wt</text:span><text:span text:style-name="T76"> </text:span><text:span text:style-name="T18">= </text:span><text:span text:style-name="T75">tag weight</text:span></text:p>
      <text:p text:style-name="P102">rank<text:span text:style-name="T29">wt</text:span> = <text:s/><text:span text:style-name="T118">weight assigned to actor rank</text:span><text:span text:style-name="T29"><text:tab/></text:span></text:p>
      <text:p text:style-name="P76">table <text:span text:style-name="T118">= database table</text:span></text:p>
      <text:p text:style-name="P76"/>
      <text:p text:style-name="P16"/>
      <text:p text:style-name="P16"/>
      <text:p text:style-name="P16">GOAL DESCRIPTION:</text:p>
      <text:p text:style-name="P16"><text:tab/> <text:span text:style-name="T1">The project involves four tasks to be carried out. </text:span><text:span text:style-name="T2">The goal of first three tasks is to obtain descending </text:span><text:span text:style-name="T3">order ‘tag-weighted’</text:span><text:span text:style-name="T2"> vectors for a given object </text:span><text:span text:style-name="T1">of the database (actor, genre, users )</text:span><text:span text:style-name="T2"> based on movie-tags associated with them. Vector generation is done by implmenting the TF </text:span><text:span text:style-name="T1">and </text:span><text:span text:style-name="T2"><text:s/>TF-IDF </text:span><text:span text:style-name="T3">models</text:span><text:span text:style-name="T2">. </text:span><text:span text:style-name="T1">It is </text:span><text:span text:style-name="T6">also</text:span><text:span text:style-name="T1"> expected that the tags are weighted based on their timestamps (newest tag gets the highest weight) </text:span><text:span text:style-name="T6">and not just plain frequency.</text:span><text:span text:style-name="T2"> The fourth task involves differentiating between 2 genre</text:span><text:span text:style-name="T3">s</text:span><text:span text:style-name="T2"> </text:span><text:span text:style-name="T3">based on their vectors calculated using <text:s/></text:span><text:span text:style-name="T2">TF-IDF and Probabilistic relevance feedback models</text:span></text:p>
      <text:p text:style-name="P16"/>
      <text:p text:style-name="P16"/>
      <text:p text:style-name="P16"><text:span text:style-name="T25">GENERAL </text:span>ASSUMPTIONS:</text:p>
      <text:list xml:id="list3865400769" text:style-name="L1">
        <text:list-item>
          <text:p text:style-name="P93">The development environment consists of MySql to store the data and python for code test and executions. The MySQL-python module has been installed to allow acces between python and the database. </text:p>
        </text:list-item>
        <text:list-item>
          <text:p text:style-name="P93">MySql has a database “mwd_phase1” already created and the credentials for connecting to the database are updated prpoerly in ‘mysqlConn.py’ file.</text:p>
        </text:list-item>
        <text:list-item>
          <text:p text:style-name="P93">The code will work for same database schema as given during the project development.</text:p>
        </text:list-item>
        <text:list-item>
          <text:p text:style-name="P94">All csv data files are stored in same location and the names match to what was given during the project development phase.</text:p>
        </text:list-item>
      </text:list>
      <text:p text:style-name="P44"/>
      <text:p text:style-name="P44"/>
      <text:p text:style-name="P44"/>
      <text:p text:style-name="P19"><text:soft-page-break/>PROBLEM SPECIFIC ASSUMPTIONS</text:p>
      <text:list xml:id="list432803223405" text:continue-numbering="true" text:style-name="L1">
        <text:list-item>
          <text:p text:style-name="P95">The tags with the newest timestamp is given a highest weight of value 1 and t<text:span text:style-name="T26">he lowest is given 0 based on their normalized values</text:span>.</text:p>
        </text:list-item>
        <text:list-item>
          <text:p text:style-name="P95">The <text:s/>lowest actor-movie rank is given highest weight of value 1 and the <text:span text:style-name="T26">lowest 0 based on their normalized values</text:span>.</text:p>
        </text:list-item>
        <text:list-item>
          <text:p text:style-name="P97">Total documents <text:span text:style-name="T82">(during idf calculation)</text:span> <text:span text:style-name="T81">for actor vector </text:span>is <text:span text:style-name="T81">assumed to be all the </text:span>unique entry for <text:span text:style-name="T81">&lt;</text:span>actor,movie<text:span text:style-name="T81">&gt;</text:span> in ‘movie-actor’ table.</text:p>
        </text:list-item>
        <text:list-item>
          <text:p text:style-name="P98">Total documents <text:span text:style-name="T82">(during idf calculation)</text:span> <text:span text:style-name="T82">for a genre vector</text:span> is <text:span text:style-name="T83">assumed to be all</text:span> unique entry for <text:span text:style-name="T83">&lt;</text:span>genre,movie<text:span text:style-name="T83">&gt;</text:span> from mlmovies <text:span text:style-name="T83">t</text:span>able <text:span text:style-name="T84">values.</text:span></text:p>
        </text:list-item>
        <text:list-item>
          <text:p text:style-name="P99">Total documents <text:span text:style-name="T86">(during idf calculation)</text:span> <text:span text:style-name="T86">for a user vector </text:span>is <text:span text:style-name="T86">assumed to be all</text:span> unique entry for <text:span text:style-name="T86">&lt;user,movie&gt; from mlratings table.</text:span></text:p>
        </text:list-item>
        <text:list-item>
          <text:p text:style-name="P110"><text:span text:style-name="T11">Using ‘mlratings’ table fo</text:span><text:span text:style-name="T1">r task 3 : </text:span><text:span text:style-name="T11">I</text:span><text:span text:style-name="T1">f a user has rated a movie, only then it is considered as watched. </text:span><text:span text:style-name="T7">A</text:span><text:span text:style-name="T1"> user </text:span><text:span text:style-name="T7">who</text:span><text:span text:style-name="T1"> has only tagged a movie, </text:span><text:span text:style-name="T7">but not rated any is</text:span><text:span text:style-name="T1"> not considered. </text:span><text:span text:style-name="T8">(rating is a personal opinion which means </text:span><text:span text:style-name="T10">the person</text:span><text:span text:style-name="T8"> ha</text:span><text:span text:style-name="T10">s</text:span><text:span text:style-name="T8"> watched the movie, tagging might be done based on other user behaviour or someone </text:span><text:span text:style-name="T10">else’s</text:span><text:span text:style-name="T8"> </text:span><text:span text:style-name="T10">opinion</text:span><text:span text:style-name="T8"> )</text:span></text:p>
        </text:list-item>
      </text:list>
      <text:p text:style-name="P24"/>
      <text:p text:style-name="P24"/>
      <text:p text:style-name="P24"/>
      <text:p text:style-name="P24"/>
      <text:p text:style-name="P74">Description of the proposed solution/implementation</text:p>
      <text:p text:style-name="P25"/>
      <text:p text:style-name="P25">Since all the tasks require that the tag vectors be weighted based on the newness of <text:s/>a tag (and also the actor-movie rank for task<text:span text:style-name="T27">-</text:span>1), the first step is to calulate the weights. They method used for assigning weights is <text:span text:style-name="T18">normalization. Using python datetime library[2], the difference between maximum and minimum timestamps is calculated. After that a normalization formula is used to restrict the range between [0,1] and calculate the corresponding value for each tag’s timestamp. The normalized value of a tag is considered as its weight.</text:span></text:p>
      <text:p text:style-name="P25"/>
      <text:p text:style-name="P49">The tag weight t<text:span text:style-name="T28">g </text:span><text:span text:style-name="T52">for a given tag is calculated as:</text:span></text:p>
      <text:p text:style-name="P25"><text:tab/><text:span text:style-name="T18">t</text:span><text:span text:style-name="T30">wt</text:span><text:span text:style-name="T76"> </text:span><text:span text:style-name="T18">= tag</text:span><text:span text:style-name="T30">timestamp</text:span><text:span text:style-name="T18"> – min</text:span><text:span text:style-name="T29">timestamp</text:span><text:span text:style-name="T18"> / <text:s/>max</text:span><text:span text:style-name="T29">timestamp</text:span><text:span text:style-name="T18"> – min</text:span><text:span text:style-name="T29">timestamp <text:s text:c="41"/></text:span><text:span text:style-name="T53">... (1)</text:span></text:p>
      <text:p text:style-name="P25"/>
      <text:p text:style-name="P26"/>
      <text:p text:style-name="P25"/>
      <text:p text:style-name="P72"><text:span text:style-name="T80">Data </text:span>Preprocessing for <text:span text:style-name="T80">specific</text:span> tasks:</text:p>
      <text:p text:style-name="P30"/>
      <text:p text:style-name="P33">To calculate the idf for each tag we need <text:span text:style-name="T81">the idf value based on the general formula :</text:span></text:p>
      <text:p text:style-name="P33"><text:tab/><text:span text:style-name="T81">log (</text:span>total documents / documents containg a <text:span text:style-name="T81">term)</text:span></text:p>
      <text:p text:style-name="P25"/>
      <text:p text:style-name="P33"><text:span text:style-name="T20">Task 1:</text:span> </text:p>
      <text:p text:style-name="P33"/>
      <text:p text:style-name="P50"><text:span text:style-name="T81">Normalization</text:span> is used for weighting the movie-actor rank with the caveat that the m<text:span text:style-name="T80">axi</text:span>mum rank is <text:span text:style-name="T80">given</text:span> the <text:span text:style-name="T80">lowest</text:span> <text:span text:style-name="T80">weight</text:span> and the m<text:span text:style-name="T80">ini</text:span>mum rank being <text:span text:style-name="T80">given the highest weight of 1</text:span>. This is done based in the problem specifications that an actor rank with lower value needs to be assigned higher weight. <text:span text:style-name="T82">The normalized values are then used as weights for the ranks.</text:span></text:p>
      <text:p text:style-name="P33"/>
      <text:p text:style-name="P33"><text:span text:style-name="T27">The</text:span> movie-actor rank <text:span text:style-name="T27">weight for a rank r is calculated as :</text:span></text:p>
      <text:p text:style-name="P33"/>
      <text:p text:style-name="P33"><text:tab/>rank<text:span text:style-name="T29">wt</text:span> = <text:s/>rank <text:s/><text:span text:style-name="T27">- rank</text:span><text:span text:style-name="T29">min</text:span> <text:s/>/ <text:span text:style-name="T27">rank</text:span><text:span text:style-name="T29">max</text:span><text:span text:style-name="T53"> <text:s/>- <text:s/>rank</text:span><text:span text:style-name="T29">min<text:tab/><text:tab/><text:tab/><text:tab/><text:tab/></text:span><text:span text:style-name="T53">... (2)</text:span></text:p>
      <text:p text:style-name="P33"/>
      <text:p text:style-name="P33"/>
      <text:p text:style-name="P51"><text:soft-page-break/>IDF value for the actor vector needs total number of &lt;actors-movie&gt; entries from the movie-actor table of the database and the number of such ‘documents’ for each tag. While calculating the later , we include the tag weights and the rank weights as given in the problem specification. This value of the <text:span text:style-name="T82">IDF</text:span> denominatior is precalculated for faster query execution.</text:p>
      <text:p text:style-name="P51"/>
      <text:p text:style-name="P33"><text:span text:style-name="T81">IDF denominator value <text:s/>= <text:s/></text:span><text:s/><text:span text:style-name="T82">sum of (tag_wt</text:span> * <text:span text:style-name="T85">rank_wt</text:span>) for all <text:span text:style-name="T82">&lt;actor-movie&gt;</text:span> for a given tag</text:p>
      <text:p text:style-name="P30"/>
      <text:p text:style-name="P30">(Note that precalculating this value for all tags takes ~<text:span text:style-name="T19">2</text:span> hours )</text:p>
      <text:p text:style-name="P25"/>
      <text:p text:style-name="P25"/>
      <text:p text:style-name="P35"><text:span text:style-name="T20">Task 2 :</text:span> </text:p>
      <text:p text:style-name="P35"/>
      <text:p text:style-name="P54">As the ‘mlmovies’ table has multiple genres for a given movies, the fast task is get individual &lt;genre,movie&gt; value. This is done in the ‘mlmovies_clean’ table <text:span text:style-name="T85">which is generated during the data preprocessing. This table has individual entry for each genre that gives its corresponding movie. </text:span></text:p>
      <text:p text:style-name="P30"/>
      <text:p text:style-name="P52">IDF value for the <text:span text:style-name="T85">genre</text:span> vector needs total number of &lt;<text:span text:style-name="T85">genre,</text:span>movie&gt; entries from the ‘<text:span text:style-name="T85">mlmovies_clean</text:span>’ table of the database and the number of such ‘documents’ for each tag. While calculating the later , we include <text:span text:style-name="T85">the</text:span> tag weights <text:span text:style-name="T85">as well</text:span>. This value of the <text:span text:style-name="T82">IDF</text:span> denominatior is precalculated for faster query execution.</text:p>
      <text:p text:style-name="P30"/>
      <text:p text:style-name="P36"><text:span text:style-name="T81">IDF denominator value <text:s/>= <text:s/></text:span><text:s/><text:span text:style-name="T82">sum of (tag_wt</text:span>) for all <text:span text:style-name="T82">&lt;genre,movie&gt;</text:span> for a given tag</text:p>
      <text:p text:style-name="P30"/>
      <text:p text:style-name="P31">(Note that precalculating this value for all tags takes ~<text:span text:style-name="T19">1</text:span> hours )</text:p>
      <text:p text:style-name="P25"/>
      <text:p text:style-name="P25"/>
      <text:p text:style-name="P30"><text:span text:style-name="T20">Task 3:</text:span>. </text:p>
      <text:p text:style-name="P25"/>
      <text:p text:style-name="P53">IDF value for the <text:span text:style-name="T85">genre</text:span> vector needs total number of &lt;<text:span text:style-name="T86">user,</text:span>movie&gt; entries from the ‘<text:span text:style-name="T85">mlratings</text:span>’ table of the database and the number of such ‘documents’ for each tag. While calculating the later , we include <text:span text:style-name="T85">the</text:span> tag weights <text:span text:style-name="T85">as well</text:span>.</text:p>
      <text:p text:style-name="P25"/>
      <text:p text:style-name="P34"><text:span text:style-name="T81">IDF denominator value <text:s/>= <text:s/></text:span><text:s/><text:span text:style-name="T82">sum of (tag_wt</text:span>) for all <text:span text:style-name="T82">&lt;genre,movie&gt;</text:span> for a given tag</text:p>
      <text:p text:style-name="P30"/>
      <text:p text:style-name="P31">(Note that precalculating this value for all tags takes ~<text:span text:style-name="T19">5</text:span> hours )</text:p>
      <text:p text:style-name="P25"/>
      <text:p text:style-name="P25"/>
      <text:p text:style-name="P73"><text:span text:style-name="T87">Generating</text:span> <text:span text:style-name="T87">T</text:span>ag vectors:</text:p>
      <text:p text:style-name="P12"/>
      <text:p text:style-name="P3">TASK 1:</text:p>
      <text:p text:style-name="P25"><text:tab/>In task 1, the goal is to calculate a <text:span text:style-name="T19">actor </text:span>tag vector for an actor using the tf and tf-idf models. <text:s text:c="2"/><text:span text:style-name="T87">For calculating the TF value, a list of all movies for a given actor is generated and for each movie the tag weight and movie-actor rank weight are multipled for every tag based on the probem requirements. The formula used is <text:s/></text:span><text:s text:c="2"/></text:p>
      <text:p text:style-name="P25"/>
      <text:p text:style-name="P37"><text:tab/><text:tab/><text:tab/><text:tab/><text:tab/>TF<text:span text:style-name="T40">actor</text:span> <text:s text:c="2"/>= <text:s text:c="2"/><text:span text:style-name="T87">T</text:span><text:span text:style-name="T31">wt <text:s/></text:span><text:span text:style-name="T54">/ <text:s/></text:span><text:span text:style-name="T56">∑</text:span><text:span text:style-name="T59"> </text:span><text:span text:style-name="T33">1-n </text:span><text:span text:style-name="T59">T</text:span><text:span text:style-name="T33">wt</text:span></text:p>
      <text:p text:style-name="P37"/>
      <text:p text:style-name="P55">where</text:p>
      <text:p text:style-name="P55"><text:tab/>T<text:span text:style-name="T28">wt <text:s/>= </text:span><text:span text:style-name="T66">sum of </text:span><text:span text:style-name="T52">(tag_wt * rank_wt)</text:span><text:span text:style-name="T66"> </text:span><text:span text:style-name="T52">of a tag </text:span><text:span text:style-name="T66">for a</text:span><text:span text:style-name="T52">n actor</text:span></text:p>
      <text:p text:style-name="P55"><text:span text:style-name="T28"><text:tab/></text:span><text:span text:style-name="T55">∑</text:span><text:span text:style-name="T58"> </text:span><text:span text:style-name="T32">1-n </text:span><text:span text:style-name="T58">T</text:span><text:span text:style-name="T32">wt </text:span><text:span text:style-name="T58"><text:s/>= </text:span><text:span text:style-name="T60">sum of (</text:span><text:span text:style-name="T58">tag_wt</text:span><text:span text:style-name="T60"> * </text:span><text:span text:style-name="T58">rank_wt</text:span><text:span text:style-name="T60">) </text:span><text:span text:style-name="T58">for </text:span><text:span text:style-name="T60">all tags </text:span><text:span text:style-name="T58">of an actor</text:span></text:p>
      <text:p text:style-name="P37"><text:s/></text:p>
      <text:p text:style-name="P37"/>
      <text:p text:style-name="P37"><text:soft-page-break/></text:p>
      <text:p text:style-name="P37"/>
      <text:p text:style-name="P55">The IDF value determines the relevance of a tag for all the actors and it is calculated as : </text:p>
      <text:p text:style-name="P37"/>
      <text:p text:style-name="P38"><text:tab/><text:tab/><text:tab/>IDF<text:span text:style-name="T41">actor</text:span> = <text:s/><text:span text:style-name="T87">log( <text:s/>Count</text:span><text:span text:style-name="T31">&lt;actor,movie&gt;</text:span><text:span text:style-name="T87"> / <text:s/></text:span><text:span text:style-name="T88">∑</text:span><text:span text:style-name="T89"> </text:span><text:span text:style-name="T90">Tag</text:span><text:span text:style-name="T34">&lt;actor,movie&gt;</text:span><text:span text:style-name="T90"> </text:span><text:span text:style-name="T87"><text:s/>)</text:span></text:p>
      <text:p text:style-name="P38"/>
      <text:p text:style-name="P58">where</text:p>
      <text:p text:style-name="P58"><text:span text:style-name="T87"><text:tab/>Count</text:span><text:span text:style-name="T31">&lt;actor,movie&gt;</text:span><text:span text:style-name="T54"> </text:span><text:span text:style-name="T52">= All &lt;</text:span><text:span text:style-name="T66">actor,movie</text:span><text:span text:style-name="T52">&gt;</text:span><text:span text:style-name="T66"> entries </text:span><text:span text:style-name="T52">from ‘movie-actor’ table</text:span></text:p>
      <text:p text:style-name="P39"><text:tab/><text:span text:style-name="T88">∑</text:span><text:span text:style-name="T89"> </text:span><text:span text:style-name="T90">Tag</text:span><text:span text:style-name="T34">&lt;actor,movie&gt;</text:span><text:span text:style-name="T90"> <text:s/>= <text:s/></text:span><text:span text:style-name="T91">Sum of <text:s/>(tag_</text:span><text:span text:style-name="T90">wt</text:span><text:span text:style-name="T91"> * </text:span><text:span text:style-name="T90">rank_wt</text:span><text:span text:style-name="T91">) for all </text:span><text:span text:style-name="T90">&lt;actor,movie&gt;</text:span><text:span text:style-name="T91"> </text:span><text:span text:style-name="T90">having</text:span><text:span text:style-name="T91"> a given tag</text:span></text:p>
      <text:p text:style-name="P39"/>
      <text:p text:style-name="P60">The TF-IDF<text:span text:style-name="T28">actor </text:span><text:s/>value is calulated as :</text:p>
      <text:p text:style-name="P60"><text:tab/><text:tab/><text:tab/><text:tab/><text:tab/>Tf<text:span text:style-name="T28">actor </text:span><text:span text:style-name="T52"><text:s/>* IDF</text:span><text:span text:style-name="T28">actor</text:span></text:p>
      <text:p text:style-name="P4"/>
      <text:p text:style-name="P60">The program accepts the actor-id and the type of model and outputs the tag vector with descending values of the tag vector.</text:p>
      <text:p text:style-name="P6"/>
      <text:p text:style-name="P5">TASK 2 :</text:p>
      <text:p text:style-name="P5"/>
      <text:p text:style-name="P28"><text:tab/>In task <text:span text:style-name="T97">2</text:span>, the goal is to calculate a <text:span text:style-name="T97">genre </text:span>tag vector for a <text:span text:style-name="T97">genre</text:span> using the tf and tf-idf models. <text:s text:c="2"/><text:span text:style-name="T87">For calculating the TF value, a list of all movies for a given genre is generated and for each movie the tag weight for every tag is taken. The formula used is <text:s/></text:span><text:s text:c="2"/></text:p>
      <text:p text:style-name="P28"/>
      <text:p text:style-name="P39"><text:tab/><text:tab/><text:tab/><text:tab/><text:tab/>TF<text:span text:style-name="T40">genre</text:span> <text:s text:c="2"/>= <text:s text:c="2"/><text:span text:style-name="T87">T</text:span><text:span text:style-name="T31">wt <text:s/></text:span><text:span text:style-name="T54">/ <text:s/></text:span><text:span text:style-name="T56">∑</text:span><text:span text:style-name="T59"> </text:span><text:span text:style-name="T33">1-n </text:span><text:span text:style-name="T59">T</text:span><text:span text:style-name="T33">wt</text:span></text:p>
      <text:p text:style-name="P39"/>
      <text:p text:style-name="P56">where</text:p>
      <text:p text:style-name="P56"><text:tab/>T<text:span text:style-name="T28">wt <text:s/>= </text:span><text:span text:style-name="T66">sum of </text:span><text:span text:style-name="T52">(tag_wt)</text:span><text:span text:style-name="T66"> </text:span><text:span text:style-name="T52">of a </text:span><text:span text:style-name="T67">tag</text:span><text:span text:style-name="T52"> </text:span><text:span text:style-name="T66">for a </text:span><text:span text:style-name="T67">genre</text:span></text:p>
      <text:p text:style-name="P56"><text:span text:style-name="T28"><text:tab/></text:span><text:span text:style-name="T55">∑</text:span><text:span text:style-name="T58"> </text:span><text:span text:style-name="T32">1-n </text:span><text:span text:style-name="T58">T</text:span><text:span text:style-name="T32">wt </text:span><text:span text:style-name="T58"><text:s/>= </text:span><text:span text:style-name="T60">sum of (</text:span><text:span text:style-name="T58">tag_wt</text:span><text:span text:style-name="T60">) </text:span><text:span text:style-name="T58">for </text:span><text:span text:style-name="T60">all tags </text:span><text:span text:style-name="T58">of a </text:span><text:span text:style-name="T61">genre</text:span></text:p>
      <text:p text:style-name="P39"><text:s/></text:p>
      <text:p text:style-name="P39"/>
      <text:p text:style-name="P39"/>
      <text:p text:style-name="P56">The IDF value determines the relevance of a tag for all the <text:span text:style-name="T98">genre</text:span> and it is calculated as : </text:p>
      <text:p text:style-name="P39"/>
      <text:p text:style-name="P39"><text:tab/><text:tab/><text:tab/><text:tab/>IDF<text:span text:style-name="T41">genre</text:span> = <text:s/><text:span text:style-name="T87">log( <text:s/>Count</text:span><text:span text:style-name="T31">&lt;</text:span><text:span text:style-name="T41">genre</text:span><text:span text:style-name="T31">,movie&gt;</text:span><text:span text:style-name="T87"> / <text:s/></text:span><text:span text:style-name="T88">∑</text:span><text:span text:style-name="T89"> </text:span><text:span text:style-name="T90">Tag</text:span><text:span text:style-name="T34">&lt;</text:span><text:span text:style-name="T35">genre</text:span><text:span text:style-name="T34">,movie&gt;</text:span><text:span text:style-name="T90"> </text:span><text:span text:style-name="T87"><text:s/>)</text:span></text:p>
      <text:p text:style-name="P39"/>
      <text:p text:style-name="P58">where</text:p>
      <text:p text:style-name="P58"><text:span text:style-name="T87"><text:tab/>Count</text:span><text:span text:style-name="T31">&lt;</text:span><text:span text:style-name="T41">genre</text:span><text:span text:style-name="T31">,movie&gt;</text:span><text:span text:style-name="T54"> </text:span><text:span text:style-name="T52">= All &lt;</text:span><text:span text:style-name="T68">genre</text:span><text:span text:style-name="T66">,movie</text:span><text:span text:style-name="T52">&gt;</text:span><text:span text:style-name="T66"> entries </text:span><text:span text:style-name="T52">from ‘</text:span><text:span text:style-name="T68">mlmovies_clean</text:span><text:span text:style-name="T52">’ table</text:span></text:p>
      <text:p text:style-name="P39"><text:tab/><text:span text:style-name="T88">∑</text:span><text:span text:style-name="T89"> </text:span><text:span text:style-name="T90">Tag</text:span><text:span text:style-name="T34">&lt;</text:span><text:span text:style-name="T35">genre</text:span><text:span text:style-name="T34">,movie&gt;</text:span><text:span text:style-name="T90"> <text:s/>= <text:s/></text:span><text:span text:style-name="T91">Sum of <text:s/>(tag_</text:span><text:span text:style-name="T90">wt</text:span><text:span text:style-name="T91"> ) for all </text:span><text:span text:style-name="T90">&lt;</text:span><text:span text:style-name="T92">genre</text:span><text:span text:style-name="T90">,movie&gt;</text:span><text:span text:style-name="T91"> </text:span><text:span text:style-name="T90">having</text:span><text:span text:style-name="T91"> a given tag</text:span></text:p>
      <text:p text:style-name="P6"/>
      <text:p text:style-name="P60">The TF-IDF<text:span text:style-name="T28">genre</text:span> value is calcualted as :</text:p>
      <text:p text:style-name="P60"><text:tab/><text:tab/><text:tab/><text:tab/><text:tab/>Tf<text:span text:style-name="T28">genre</text:span><text:span text:style-name="T52"> * IDF</text:span><text:span text:style-name="T28">genre</text:span></text:p>
      <text:p text:style-name="P60"><text:tab/><text:tab/><text:tab/><text:tab/></text:p>
      <text:p text:style-name="P37"/>
      <text:p text:style-name="P5"/>
      <text:p text:style-name="P5">TASK 3:</text:p>
      <text:p text:style-name="P40"><text:tab/></text:p>
      <text:p text:style-name="P29"><text:tab/>In task <text:span text:style-name="T97">2</text:span>, the goal is to calculate a <text:span text:style-name="T98">user </text:span>tag vector for a <text:span text:style-name="T97">genre</text:span> using the tf and tf-idf models. <text:s text:c="2"/><text:span text:style-name="T87">For calculating the TF value, a list of all movies (obtained from ‘mlratings’ table) for a given user is generated and for each movie the tag weight for every tag is taken. The formula used is <text:s/></text:span><text:s text:c="2"/></text:p>
      <text:p text:style-name="P29"/>
      <text:p text:style-name="P40"><text:tab/><text:tab/><text:tab/><text:tab/><text:tab/>Tf<text:span text:style-name="T42">user</text:span> <text:s text:c="2"/>= <text:s text:c="2"/><text:span text:style-name="T87">T</text:span><text:span text:style-name="T31">wt <text:s/></text:span><text:span text:style-name="T54">/ <text:s/></text:span><text:span text:style-name="T56">∑</text:span><text:span text:style-name="T59"> </text:span><text:span text:style-name="T33">1-n </text:span><text:span text:style-name="T59">T</text:span><text:span text:style-name="T33">wt</text:span></text:p>
      <text:p text:style-name="P40"/>
      <text:p text:style-name="P40"/>
      <text:p text:style-name="P57"><text:soft-page-break/>where</text:p>
      <text:p text:style-name="P57"><text:tab/>T<text:span text:style-name="T28">wt <text:s/>= </text:span><text:span text:style-name="T66">sum of </text:span><text:span text:style-name="T52">(tag_wt)</text:span><text:span text:style-name="T66"> </text:span><text:span text:style-name="T52">of a </text:span><text:span text:style-name="T67">tag</text:span><text:span text:style-name="T52"> </text:span><text:span text:style-name="T66">for a </text:span><text:span text:style-name="T68">user</text:span></text:p>
      <text:p text:style-name="P57"><text:span text:style-name="T28"><text:tab/></text:span><text:span text:style-name="T55">∑</text:span><text:span text:style-name="T58"> </text:span><text:span text:style-name="T32">1-n </text:span><text:span text:style-name="T58">T</text:span><text:span text:style-name="T32">wt </text:span><text:span text:style-name="T58"><text:s/>= </text:span><text:span text:style-name="T60">sum of (</text:span><text:span text:style-name="T58">tag_wt</text:span><text:span text:style-name="T60">) </text:span><text:span text:style-name="T58">for </text:span><text:span text:style-name="T60">all tags</text:span><text:span text:style-name="T62"> for</text:span><text:span text:style-name="T58"> a </text:span><text:span text:style-name="T62">user</text:span></text:p>
      <text:p text:style-name="P40"><text:s/></text:p>
      <text:p text:style-name="P40"/>
      <text:p text:style-name="P40"/>
      <text:p text:style-name="P57">The IDF value determines the relevance of a tag for all the <text:span text:style-name="T98">users</text:span> and it is calculated as : </text:p>
      <text:p text:style-name="P40"/>
      <text:p text:style-name="P40"><text:tab/><text:tab/><text:tab/><text:tab/>IDF<text:span text:style-name="T42">user</text:span> = <text:s/><text:span text:style-name="T87">log( <text:s/>Count</text:span><text:span text:style-name="T31">&lt;</text:span><text:span text:style-name="T42">user</text:span><text:span text:style-name="T31">,movie&gt;</text:span><text:span text:style-name="T87"> / <text:s/></text:span><text:span text:style-name="T88">∑</text:span><text:span text:style-name="T89"> </text:span><text:span text:style-name="T90">Tag</text:span><text:span text:style-name="T34">&lt;</text:span><text:span text:style-name="T36">user</text:span><text:span text:style-name="T34">,movie&gt;</text:span><text:span text:style-name="T90"> </text:span><text:span text:style-name="T87"><text:s/>)</text:span></text:p>
      <text:p text:style-name="P40"/>
      <text:p text:style-name="P59">where</text:p>
      <text:p text:style-name="P59"><text:span text:style-name="T87"><text:tab/>Count</text:span><text:span text:style-name="T31">&lt;</text:span><text:span text:style-name="T42">user</text:span><text:span text:style-name="T31">,movie&gt;</text:span><text:span text:style-name="T54"> </text:span><text:span text:style-name="T52">= All &lt;</text:span><text:span text:style-name="T68">user</text:span><text:span text:style-name="T66">,movie</text:span><text:span text:style-name="T52">&gt;</text:span><text:span text:style-name="T66"> entries </text:span><text:span text:style-name="T52">from ‘</text:span><text:span text:style-name="T68">mlratings</text:span><text:span text:style-name="T52">’ table</text:span></text:p>
      <text:p text:style-name="P40"><text:tab/><text:span text:style-name="T88">∑</text:span><text:span text:style-name="T89"> </text:span><text:span text:style-name="T90">Tag</text:span><text:span text:style-name="T34">&lt;</text:span><text:span text:style-name="T36">user</text:span><text:span text:style-name="T34">,movie&gt;</text:span><text:span text:style-name="T90"> <text:s/>= <text:s/></text:span><text:span text:style-name="T91">Sum of <text:s/>(tag_</text:span><text:span text:style-name="T90">wt</text:span><text:span text:style-name="T91"> ) for all </text:span><text:span text:style-name="T90">&lt;</text:span><text:span text:style-name="T93">user</text:span><text:span text:style-name="T90">,movie&gt;</text:span><text:span text:style-name="T91"> </text:span><text:span text:style-name="T90">having</text:span><text:span text:style-name="T91"> a given tag</text:span></text:p>
      <text:p text:style-name="P7"/>
      <text:p text:style-name="P61"/>
      <text:p text:style-name="P61">The TF-IDF<text:span text:style-name="T28">genre</text:span> value is calcualted as :</text:p>
      <text:p text:style-name="P61"><text:tab/><text:tab/><text:tab/><text:tab/><text:tab/>Tf<text:span text:style-name="T43">user</text:span><text:span text:style-name="T52"> * IDF</text:span><text:span text:style-name="T43">user</text:span></text:p>
      <text:p text:style-name="P61"><text:tab/><text:tab/><text:tab/><text:tab/></text:p>
      <text:p text:style-name="P40"/>
      <text:p text:style-name="P37"/>
      <text:p text:style-name="P11">TASK 4 : <text:span text:style-name="T79"><text:s/>The goal of task 4 is to distinguish 2 genres using 3 different models.</text:span></text:p>
      <text:p text:style-name="P103"/>
      <text:p text:style-name="P8">TASK 4.1:</text:p>
      <text:p text:style-name="P17"><text:tab/><text:span text:style-name="T1">Here we need to determine how genre 1 is different from genre2 </text:span><text:span text:style-name="T12">using the TF-IDF-DIFF model</text:span><text:span text:style-name="T1">. TF</text:span><text:span text:style-name="T45">genre</text:span><text:span text:style-name="T1"> is calculated as in task 2 for both the genres. For IDF</text:span><text:span text:style-name="T45">genre</text:span><text:span text:style-name="T1"> calculation </text:span><text:span text:style-name="T12">we use </text:span></text:p>
      <text:p text:style-name="P45"/>
      <text:p text:style-name="P18"><text:span text:style-name="T9"><text:tab/><text:tab/><text:tab/></text:span><text:span text:style-name="T12">IDF = log(Count</text:span><text:span text:style-name="T45">genre1Ugenre2 </text:span><text:span text:style-name="T70">/ </text:span><text:span text:style-name="T57">∑</text:span><text:span text:style-name="T64"> </text:span><text:span text:style-name="T65">Tag</text:span><text:span text:style-name="T38">&lt;</text:span><text:span text:style-name="T39">genre</text:span><text:span text:style-name="T38">,movie&gt;</text:span><text:span text:style-name="T12">)</text:span></text:p>
      <text:p text:style-name="P32"/>
      <text:p text:style-name="P20"><text:span text:style-name="T9">w</text:span><text:span text:style-name="T1">here,</text:span></text:p>
      <text:p text:style-name="P20"><text:span text:style-name="T13"><text:tab/>Count</text:span><text:span text:style-name="T46">&lt;</text:span><text:span text:style-name="T47">genre</text:span><text:span text:style-name="T46">,movie&gt;</text:span><text:span text:style-name="T72"> <text:s/></text:span><text:span text:style-name="T73">= <text:s/>All &lt;</text:span><text:span text:style-name="T74">genre</text:span><text:span text:style-name="T71">,movie</text:span><text:span text:style-name="T73">&gt;</text:span><text:span text:style-name="T71"> entries </text:span><text:span text:style-name="T69">for the Uniong</text:span><text:span text:style-name="T44">enre1,genre2</text:span></text:p>
      <text:p text:style-name="P41"><text:span text:style-name="T1"><text:tab/></text:span><text:span text:style-name="T88">∑</text:span><text:span text:style-name="T89"> </text:span><text:span text:style-name="T90">Tag</text:span><text:span text:style-name="T34">&lt;</text:span><text:span text:style-name="T35">genre</text:span><text:span text:style-name="T34">,movie&gt;</text:span><text:span text:style-name="T90"> = <text:s/></text:span><text:span text:style-name="T91">Sum of (tag_</text:span><text:span text:style-name="T90">wt</text:span><text:span text:style-name="T91"> ) for all </text:span><text:span text:style-name="T90">&lt;</text:span><text:span text:style-name="T92">genre</text:span><text:span text:style-name="T90">,movie&gt;</text:span><text:span text:style-name="T91"> </text:span><text:span text:style-name="T94">from the Union</text:span><text:span text:style-name="T37">genre1,genre2 </text:span><text:span text:style-name="T63">for </text:span><text:span text:style-name="T91">a given tag</text:span></text:p>
      <text:p text:style-name="P32"/>
      <text:p text:style-name="P22"><text:span text:style-name="T9">U</text:span><text:span text:style-name="T1">sing the above formulas, we get the TF-IDF for both the tags</text:span></text:p>
      <text:p text:style-name="P22"><text:span text:style-name="T1"><text:tab/><text:tab/><text:tab/>TF-IDF</text:span><text:span text:style-name="T44">genre1</text:span><text:span text:style-name="T1"> <text:s/>= TF</text:span><text:span text:style-name="T44">genre1</text:span><text:span text:style-name="T1"> * <text:s text:c="2"/>IDF</text:span><text:span text:style-name="T44">genre1</text:span></text:p>
      <text:p text:style-name="P22"><text:span text:style-name="T69"><text:tab/><text:tab/><text:tab/>TF-IDF</text:span><text:span text:style-name="T44">genre1</text:span><text:span text:style-name="T69"> <text:s/>= TF</text:span><text:span text:style-name="T44">genre1</text:span><text:span text:style-name="T69"> * <text:s text:c="2"/>IDF</text:span><text:span text:style-name="T44">genre1</text:span></text:p>
      <text:p text:style-name="P22"/>
      <text:p text:style-name="P101"/>
      <text:p text:style-name="P21"><text:span text:style-name="T9">O</text:span><text:span text:style-name="T1">nce </text:span><text:span text:style-name="T14">TF-IDF </text:span><text:span text:style-name="T1">vectors are obtained we use </text:span><text:span text:style-name="T14">a form of M</text:span><text:span text:style-name="T1">anhattan distance</text:span><text:span text:style-name="T14">[</text:span><text:span text:style-name="T15">3</text:span><text:span text:style-name="T14">]</text:span><text:span text:style-name="T1"> (without taking the absolute values) <text:s/>between the genre vectors. </text:span><text:span text:style-name="T14">This is done to interpret the result as follows : <text:s/><text:tab/></text:span><text:span text:style-name="T102">Positive values show which tags represent genre1 more and negative values </text:span></text:p>
      <text:p text:style-name="P77"><text:span text:style-name="T1"><text:tab/></text:span><text:span text:style-name="T14">s</text:span><text:span text:style-name="T1">how wh</text:span><text:span text:style-name="T14">ich</text:span><text:span text:style-name="T1"> tag</text:span><text:span text:style-name="T14">s </text:span><text:span text:style-name="T1">represent genre2 more</text:span></text:p>
      <text:p text:style-name="P46"/>
      <text:p text:style-name="P9">TASK 4.2:</text:p>
      <text:p text:style-name="P46"><text:tab/>For this task <text:span text:style-name="T103">the genre1 needs to be distinguished from genre2 based by assigning weights to <text:s/>the tags such that movies </text:span><text:span text:style-name="T100">that have</text:span><text:span text:style-name="T103"> a given tag are considered.</text:span> <text:span text:style-name="T103">The</text:span> values of r<text:span text:style-name="T49">1j</text:span>,m<text:span text:style-name="T49">1j</text:span>, R and M <text:span text:style-name="T103">for genre1 and genre2,</text:span> <text:span text:style-name="T103">as given in the problem specification</text:span>, appropriate sql queries<text:span text:style-name="T117">[1]</text:span> are used. <text:s/><text:span text:style-name="T103">While calculating the weights of the tags, a variation of the formula[6] given in problem specification is used in order to handle the edge testcases (such as m = r or R=r )</text:span></text:p>
      <text:p text:style-name="P47"/>
      <text:p text:style-name="P47"/>
      <text:p text:style-name="P47"/>
      <text:p text:style-name="P47"><text:soft-page-break/></text:p>
      <text:p text:style-name="P69"/>
      <text:p text:style-name="P46"/>
      <text:p text:style-name="P87"># Get the probability of the tag in M and add it to avoid edge cases- ref:Salton &amp; buckley</text:p>
      <text:p text:style-name="P89"><text:span text:style-name="T103">P</text:span><text:span text:style-name="T48">tag</text:span> = <text:span text:style-name="T103">m</text:span><text:span text:style-name="T28">1j</text:span><text:span text:style-name="T103"> / M</text:span></text:p>
      <text:p text:style-name="P62"/>
      <text:p text:style-name="P62">So the values in the formula are updated as </text:p>
      <text:p text:style-name="P80"/>
      <text:p text:style-name="P91"><text:tab/><text:tab/><text:tab/>val1 = <text:span text:style-name="T103">(</text:span>r<text:span text:style-name="T51">1j</text:span> + <text:span text:style-name="T78">P</text:span><text:span text:style-name="T50">tag</text:span><text:span text:style-name="T103">)</text:span> / <text:span text:style-name="T103">(</text:span>R-r<text:span text:style-name="T51">1j</text:span>+<text:span text:style-name="T22">1</text:span><text:span text:style-name="T23">)</text:span></text:p>
      <text:p text:style-name="P91"><text:tab/><text:tab/><text:tab/>val3 = (r<text:span text:style-name="T51">1j</text:span> + <text:span text:style-name="T78">P</text:span><text:span text:style-name="T50">tag</text:span>) / (R + <text:span text:style-name="T22">1</text:span><text:span text:style-name="T23">)</text:span></text:p>
      <text:p text:style-name="P91"><text:tab/><text:tab/><text:tab/>val2 = (m<text:span text:style-name="T51">1j</text:span>- r<text:span text:style-name="T112">1j</text:span> + <text:span text:style-name="T78">P</text:span><text:span text:style-name="T50">tag</text:span><text:span text:style-name="T77"> </text:span>) / (M-m<text:span text:style-name="T51">1j</text:span>-R+r<text:span text:style-name="T51">1j</text:span>+<text:span text:style-name="T22">1</text:span>)</text:p>
      <text:p text:style-name="P91"><text:tab/><text:tab/><text:tab/>val4 = (m<text:span text:style-name="T51">1j</text:span>- r<text:span text:style-name="T112">1j</text:span> + <text:span text:style-name="T78">P</text:span><text:span text:style-name="T50">tag</text:span><text:span text:style-name="T77"> </text:span>) / (M-R+<text:span text:style-name="T22">1</text:span>)</text:p>
      <text:p text:style-name="P82"/>
      <text:p text:style-name="P83">The weight for a given tag is then calculated as per the formula</text:p>
      <text:p text:style-name="P82"><text:span text:style-name="T103"><text:tab/><text:tab/><text:tab/>T</text:span><text:span text:style-name="T48">wt</text:span> = log<text:span text:style-name="T48">2</text:span><text:span text:style-name="T103">(</text:span>val1/val3) * <text:span text:style-name="T21">(</text:span>val2 - val4)</text:p>
      <text:p text:style-name="P62">where</text:p>
      <text:p text:style-name="P62"><text:tab/> <text:span text:style-name="T105">T</text:span><text:span text:style-name="T107">wt </text:span><text:span text:style-name="T106">= </text:span><text:span text:style-name="T108">Weight of a given tag</text:span></text:p>
      <text:p text:style-name="P62"><text:span text:style-name="T108"><text:s text:c="5"/></text:span><text:span text:style-name="T109">P</text:span><text:span text:style-name="T107">tag </text:span><text:span text:style-name="T106">= </text:span><text:span text:style-name="T108">Probability of a tag occuring for the movies in Union</text:span><text:span text:style-name="T106">genre1,genre2</text:span></text:p>
      <text:p text:style-name="P46"/>
      <text:p text:style-name="P46"><text:tab/></text:p>
      <text:p text:style-name="P10">TASK 4.<text:span text:style-name="T24">3:</text:span></text:p>
      <text:p text:style-name="P43"><text:tab/> <text:span text:style-name="T111">For this task the genre1 needs to be distinguished from genre2 based by assigning weights to <text:s/>the tags such that movies </text:span><text:span text:style-name="T100">that </text:span><text:span text:style-name="T101">don not </text:span><text:span text:style-name="T100">have</text:span><text:span text:style-name="T103"> a given tag are considered. </text:span>The logic <text:span text:style-name="T104">of</text:span> <text:span text:style-name="T104">handling </text:span>the edge testcases <text:span text:style-name="T104">is similar to that used in task 4.2 for edge case soothing[6] </text:span>. The only difference is the values of m and r. The ‘r’ is movies of genre2 not having tag t , and the ‘m’ value is <text:s/>movies of genre1 U genre2 not having tag t. R and M remain same.</text:p>
      <text:p text:style-name="P42"/>
      <text:p text:style-name="P88"># Get the probability of the tag <text:span text:style-name="T112">not occuring</text:span> in M and add it to avoid edge cases- ref:Salton &amp; buckley</text:p>
      <text:p text:style-name="P90"><text:span text:style-name="T103">P</text:span><text:span text:style-name="T48">tag</text:span> = <text:span text:style-name="T103">m</text:span><text:span text:style-name="T28">1j</text:span><text:span text:style-name="T103"> / M</text:span></text:p>
      <text:p text:style-name="P63"/>
      <text:p text:style-name="P63">So the values in the formula are updated as </text:p>
      <text:p text:style-name="P81"/>
      <text:p text:style-name="P92"><text:tab/><text:tab/><text:tab/>val1 = <text:span text:style-name="T103">(</text:span>r<text:span text:style-name="T51">1j</text:span> + <text:span text:style-name="T78">P</text:span><text:span text:style-name="T50">tag</text:span><text:span text:style-name="T103">)</text:span> / <text:span text:style-name="T103">(</text:span>R-r<text:span text:style-name="T51">1j</text:span>+<text:span text:style-name="T22">1</text:span><text:span text:style-name="T23">)</text:span></text:p>
      <text:p text:style-name="P92"><text:tab/><text:tab/><text:tab/>val3 = (r<text:span text:style-name="T51">1j</text:span> + <text:span text:style-name="T78">P</text:span><text:span text:style-name="T50">tag</text:span>) / (R + <text:span text:style-name="T22">1</text:span><text:span text:style-name="T23">)</text:span></text:p>
      <text:p text:style-name="P92"><text:tab/><text:tab/><text:tab/>val2 = (m<text:span text:style-name="T51">1j</text:span>- r<text:span text:style-name="T112">1j</text:span> + <text:span text:style-name="T78">P</text:span><text:span text:style-name="T50">tag</text:span><text:span text:style-name="T77"> </text:span>) / (M-m<text:span text:style-name="T51">1j</text:span>-R+r<text:span text:style-name="T51">1j</text:span>+<text:span text:style-name="T22">1</text:span>)</text:p>
      <text:p text:style-name="P92"><text:tab/><text:tab/><text:tab/>val4 = (m<text:span text:style-name="T51">1j</text:span>- r<text:span text:style-name="T112">1j</text:span> + <text:span text:style-name="T78">P</text:span><text:span text:style-name="T50">tag</text:span><text:span text:style-name="T77"> </text:span>) / (M-R+<text:span text:style-name="T22">1</text:span>)</text:p>
      <text:p text:style-name="P85"/>
      <text:p text:style-name="P84">The weight for a given tag is then calculated as per the formula</text:p>
      <text:p text:style-name="P85"><text:span text:style-name="T103"><text:tab/><text:tab/><text:tab/>T</text:span><text:span text:style-name="T48">wt</text:span> = log<text:span text:style-name="T48">2</text:span><text:span text:style-name="T103">(</text:span>val1/val3) * <text:span text:style-name="T21">(</text:span>val2 - val4)</text:p>
      <text:p text:style-name="P63">where</text:p>
      <text:p text:style-name="P63"><text:span text:style-name="T105">T</text:span><text:span text:style-name="T107">wt </text:span><text:span text:style-name="T106">= </text:span><text:span text:style-name="T108">Weight of a given tag</text:span></text:p>
      <text:p text:style-name="P63"><text:span text:style-name="T109">P</text:span><text:span text:style-name="T107">tag </text:span><text:span text:style-name="T106">= </text:span><text:span text:style-name="T108">Probability of a tag </text:span><text:span text:style-name="T110">not</text:span><text:span text:style-name="T108"> occuring for the movies in Union</text:span><text:span text:style-name="T106">genre1,genre2</text:span></text:p>
      <text:p text:style-name="P78">r1,j <text:span text:style-name="T113">= </text:span>number of movies in genre, g2, not containing the tag tj</text:p>
      <text:p text:style-name="P78">m1,j <text:span text:style-name="T113">= </text:span>number of movies in genres, g1 or g2, not containing the tag tj</text:p>
      <text:p text:style-name="P78">R = count(movies(g2)), and</text:p>
      <text:p text:style-name="P78">M = count(movies(g1) ∪ movies(g2)).</text:p>
      <text:p text:style-name="P79"><text:soft-page-break/></text:p>
      <text:p text:style-name="P64">Interface specifications</text:p>
      <text:p text:style-name="P64"/>
      <text:list xml:id="list16580297" text:style-name="L2">
        <text:list-item>
          <text:p text:style-name="P105">mysqlconn.py – module for connecting to the mysql database. Called internally by the scrrpts</text:p>
        </text:list-item>
        <text:list-item>
          <text:p text:style-name="P105">queryDB.py <text:s/>- <text:s/>script for importing the csv data to the mysql database. Takes the path of the file location as input </text:p>
        </text:list-item>
        <text:list-item>
          <text:p text:style-name="P105">tagCount.py <text:s/>- script for preprocessing all the data. </text:p>
        </text:list-item>
        <text:list-item>
          <text:p text:style-name="P107">print_actor_vector.py : <text:span text:style-name="T115">Get the actor vector. Accepts two inputs – actorid and model</text:span></text:p>
        </text:list-item>
        <text:list-item>
          <text:p text:style-name="P107">print_<text:span text:style-name="T115">genre</text:span>_vector.py : <text:span text:style-name="T115">Get the genre vector. Accepts two inputs – genre and model</text:span></text:p>
        </text:list-item>
        <text:list-item>
          <text:p text:style-name="P107">print_<text:span text:style-name="T115">user</text:span>_vector.py : <text:span text:style-name="T115">Get the user vector. Accepts two inputs – userid and model</text:span></text:p>
        </text:list-item>
        <text:list-item>
          <text:p text:style-name="P107">differentiate_genre.py : <text:span text:style-name="T115">Get the difference vector. Accepts three inputs – genre1, genre2 and model</text:span></text:p>
        </text:list-item>
      </text:list>
      <text:p text:style-name="P64"/>
      <text:p text:style-name="P64">System requirements/installation</text:p>
      <text:p text:style-name="P64"><text:tab/></text:p>
      <text:p text:style-name="P64"><text:tab/><text:span text:style-name="T115">Hardware requirements:</text:span></text:p>
      <text:p text:style-name="P106"><text:tab/><text:tab/>1. 95 GB HDD</text:p>
      <text:p text:style-name="P106"><text:tab/><text:tab/>2. RAM = 4 GB</text:p>
      <text:p text:style-name="P64"><text:tab/><text:tab/><text:span text:style-name="T115">3. PROCESSOR : <text:s/>INTEL Core i5</text:span><text:tab/></text:p>
      <text:p text:style-name="P68"><text:tab/></text:p>
      <text:p text:style-name="P68"><text:tab/>Development requirements:</text:p>
      <text:p text:style-name="P68"><text:tab/><text:tab/>1. IDE for development</text:p>
      <text:p text:style-name="P68"><text:tab/><text:tab/>2. install pip and pymysql module</text:p>
      <text:p text:style-name="P68"><text:tab/><text:tab/>3. Python version 2.7</text:p>
      <text:p text:style-name="P68"><text:tab/></text:p>
      <text:p text:style-name="P66"/>
      <text:p text:style-name="P64"><text:span text:style-name="T115">E</text:span>xecutuion instructions</text:p>
      <text:p text:style-name="P64"><text:s/></text:p>
      <text:p text:style-name="P68">To load and pre process data:</text:p>
      <text:p text:style-name="P68"><text:tab/>python queryDB.py “path to the data files”</text:p>
      <text:p text:style-name="P68"><text:tab/>python tagcount</text:p>
      <text:p text:style-name="P64"/>
      <text:p text:style-name="P64"><text:span text:style-name="T114">T</text:span>ask1 : Run <text:span text:style-name="T114">as follows</text:span> <text:s/></text:p>
      <text:p text:style-name="P64"><text:tab/>python print_actor_vector.py 1575755 tfidf </text:p>
      <text:p text:style-name="P64"><text:tab/>python print_actor_vector.py 1575755 tfidf</text:p>
      <text:p text:style-name="P65"><text:tab/></text:p>
      <text:p text:style-name="P65"/>
      <text:p text:style-name="P67">Task 2: Run as follows</text:p>
      <text:p text:style-name="P65"><text:tab/>python print_genre_vector.py Documentary tf</text:p>
      <text:p text:style-name="P64"><text:tab/>python print_genre_vector.py Documentary tfidf</text:p>
      <text:p text:style-name="P65"><text:tab/></text:p>
      <text:p text:style-name="P67">Task 3 : Run as follows</text:p>
      <text:p text:style-name="P65"><text:tab/>python print_user_vector.py 1988 tf</text:p>
      <text:p text:style-name="P64"><text:tab/>python print_user_vector.py 1988 tfidf</text:p>
      <text:p text:style-name="P65"><text:tab/></text:p>
      <text:p text:style-name="P67">Task 4: Run as follows:</text:p>
      <text:p text:style-name="P65"><text:tab/>python differentiate_genre.py Comedy Horror TF-IDF-DIFF<text:tab/></text:p>
      <text:p text:style-name="P65"><text:tab/>python differentiate_genre.py Comedy Horror P-DIFF1</text:p>
      <text:p text:style-name="P65"><text:tab/>python differentiate_genre.py Comedy Horror P-DIFF2 </text:p>
      <text:p text:style-name="P64"/>
      <text:p text:style-name="P64"/>
      <text:p text:style-name="P64"><text:soft-page-break/></text:p>
      <text:p text:style-name="P64">Related work</text:p>
      <text:p text:style-name="P68">1. Migrated from pymysql to mysqldb python connector </text:p>
      <text:p text:style-name="P68"><text:tab/>as the tuple structure for mysqldb was easier to access than pymysql. i.e could be accessed using index.</text:p>
      <text:p text:style-name="P68"/>
      <text:p text:style-name="P68">2. Experimented with different types of weighing schemes like inverse-squared weights and exponential decreasing weights. But it was found that the weights remain highly skewed when used. Hence normalization was used.</text:p>
      <text:p text:style-name="P66"/>
      <text:p text:style-name="P64"/>
      <text:p text:style-name="P64">Conclusions</text:p>
      <text:p text:style-name="P64"><text:s/><text:tab/>The <text:span text:style-name="T115">project phase thus involved experimenting with different vector models and generating the corresponding tag vectors or different objects. All tasks were completed successfully.</text:span> 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08"><text:soft-page-break/><text:tab/><text:tab/><text:tab/><text:tab/><text:tab/>BIBLOGRAPHY</text:p>
      <text:p text:style-name="P108"/>
      <text:p text:style-name="P108"/>
      <text:p text:style-name="P75"><text:span text:style-name="T96">[1]</text:span><text:span text:style-name="T95">MySQL :: MySQL Documentation</text:span></text:p>
      <text:p text:style-name="P75"><text:bookmark text:name="js-intext-string-0"/>(Dev.mysql.com, 2017)<text:bookmark text:name="js-reference-string-0"/>, Dev.mysql.com. (2017). <text:span text:style-name="T99">MySQL :: MySQL Documentation</text:span>. [online] Available at: https://dev.mysql.com/doc/ [Accessed <text:span text:style-name="T116">8</text:span> Sep. 2017].</text:p>
      <text:p text:style-name="P86"/>
      <text:h text:style-name="Heading_20_3" text:outline-level="3"><text:span text:style-name="T116">[2]</text:span>The Python Standard Library — Python 2.7.14 documentation</text:h>
      <text:p text:style-name="Text_20_body"><text:bookmark text:name="js-intext-string-1"/>(Docs.python.org, 2017)<text:bookmark text:name="js-reference-string-1"/><text:span text:style-name="Strong_20_Emphasis">, </text:span>Docs.python.org. (2017). <text:span text:style-name="T99">The Python Standard Library — Python 2.7.14 documentation</text:span>. [online] Available at: https://docs.python.org/2/library/index.html [Accessed 18 Sep. 2017].</text:p>
      <text:p text:style-name="P86"/>
      <text:h text:style-name="Heading_20_4" text:outline-level="4"><text:span text:style-name="T116">[3]</text:span>Why is Euclidean distance not a good metric in high dimensions?</text:h>
      <text:p text:style-name="Text_20_body"><text:span text:style-name="T99">Why is Euclidean distance not a good metric in high dimensions?</text:span>. [online] Stats.stackexchange.com. Available at: https://stats.stackexchange.com/questions/99171/why-is-euclidean-distance-not-a-good-metric-in-high-dimensions [Accessed <text:s/>Sep. 2017].</text:p>
      <text:p text:style-name="P86"/>
      <text:p text:style-name="P69">[4] Text weighting approaches in Automatic text retrieval, Gerard Salton, Christopher Buckley, 11 pages</text:p>
      <text:p text:style-name="P69"/>
      <text:p text:style-name="P69"/>
      <text:p text:style-name="P69">[5] On the Surprising Behavior of Distance Metrics in High Dimensional Space,Charu C. Aggarwal 1 , Alexander Hinneburg 2 , and Daniel A. Keim 2 , 15 <text:s/>pages</text:p>
      <text:p text:style-name="P69"/>
      <text:p text:style-name="P69"/>
      <text:p text:style-name="P69">[6] Data Management for multimedia retieval, K Selcuk Candan, Maria Luisa Sapino,section 12.4.4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109"><text:tab/><text:tab/><text:tab/><text:tab/><text:tab/><text:tab/><text:span text:style-name="T119">Appendix</text:span></text:p>
      <text:p text:style-name="P109"><text:span text:style-name="T119"/></text:p>
      <text:p text:style-name="P113">As this was phase1, all the tasks were carried out individually. The team discussed the problems during weekly meetings and the implentation were carried out individu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22:42:12.953568804</meta:creation-date>
    <dc:date>2017-09-18T00:04:30.653724551</dc:date>
    <meta:editing-duration>PT4H36M16S</meta:editing-duration>
    <meta:editing-cycles>33</meta:editing-cycles>
    <meta:generator>LibreOffice/5.3.1.2$Linux_X86_64 LibreOffice_project/30m0$Build-2</meta:generator>
    <meta:document-statistic meta:table-count="0" meta:image-count="0" meta:object-count="0" meta:page-count="10" meta:paragraph-count="202" meta:word-count="2541" meta:character-count="15324" meta:non-whitespace-character-count="12623"/>
  </office:meta>
</office:document-meta>
</file>